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5-09-3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5-04-0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5-01-2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4-10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4-02-1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3-01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2-10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2-01-0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1-10-1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1-04-1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1-01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20-01-07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9-10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9-04-2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9-01-2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8-01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7-01-09 18:39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5-12-31 19:09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758098550502</text:p>
          </table:table-cell>
          <table:table-cell office:value-type="string" calcext:value-type="string">
            <text:p>22S 15W 13DCA 02</text:p>
          </table:table-cell>
          <table:table-cell office:value-type="string" calcext:value-type="string">
            <text:p>201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